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0" svg:font-family="'LM Mono 10'" style:font-adornments="10 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814f"/>
    </style:style>
    <style:style style:name="P2" style:family="paragraph" style:parent-style-name="Text_20_body">
      <style:text-properties officeooo:rsid="001d4526" officeooo:paragraph-rsid="001d4526"/>
    </style:style>
    <style:style style:name="P3" style:family="paragraph" style:parent-style-name="Standard">
      <style:text-properties officeooo:rsid="001f814f" officeooo:paragraph-rsid="001f814f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rsid="001e8d5d" officeooo:paragraph-rsid="001e8d5d"/>
    </style:style>
    <style:style style:name="P6" style:family="paragraph" style:parent-style-name="Text_20_body" style:list-style-name="L1">
      <style:text-properties officeooo:rsid="001bf8ee" officeooo:paragraph-rsid="001bf8ee"/>
    </style:style>
    <style:style style:name="P7" style:family="paragraph" style:parent-style-name="Text_20_body" style:list-style-name="L1">
      <style:text-properties officeooo:rsid="001d4526" officeooo:paragraph-rsid="001d4526"/>
    </style:style>
    <style:style style:name="P8" style:family="paragraph" style:parent-style-name="Text_20_body" style:list-style-name="L1">
      <style:text-properties fo:font-style="normal" officeooo:rsid="001d4526" officeooo:paragraph-rsid="001d4526" style:font-style-asian="normal" style:font-style-complex="normal"/>
    </style:style>
    <style:style style:name="P9" style:family="paragraph" style:parent-style-name="Text_20_body" style:list-style-name="L1">
      <style:text-properties fo:font-style="normal" officeooo:rsid="001f814f" officeooo:paragraph-rsid="001f814f" style:font-style-asian="normal" style:font-style-complex="normal"/>
    </style:style>
    <style:style style:name="P10" style:family="paragraph" style:parent-style-name="Text_20_body" style:list-style-name="L1">
      <style:text-properties officeooo:rsid="001f814f" officeooo:paragraph-rsid="001f814f"/>
    </style:style>
    <style:style style:name="P11" style:family="paragraph" style:parent-style-name="Title" style:list-style-name="L1">
      <style:paragraph-properties fo:break-before="page"/>
      <style:text-properties officeooo:rsid="001f814f" officeooo:paragraph-rsid="001f814f"/>
    </style:style>
    <style:style style:name="T1" style:family="text">
      <style:text-properties fo:font-style="italic" officeooo:rsid="001d4526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d4526" style:font-style-asian="normal" style:font-style-complex="normal"/>
    </style:style>
    <style:style style:name="T4" style:family="text">
      <style:text-properties fo:font-style="normal" officeooo:rsid="001e8d5d" style:font-style-asian="normal" style:font-style-complex="normal"/>
    </style:style>
    <style:style style:name="T5" style:family="text">
      <style:text-properties fo:font-style="normal" officeooo:rsid="0022b2f8" style:font-style-asian="normal" style:font-style-complex="normal"/>
    </style:style>
    <style:style style:name="T6" style:family="text">
      <style:text-properties officeooo:rsid="001f814f"/>
    </style:style>
    <style:style style:name="T7" style:family="text">
      <style:text-properties officeooo:rsid="00212135"/>
    </style:style>
    <style:style style:name="T8" style:family="text">
      <style:text-properties officeooo:rsid="0022b2f8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7">Hare</text:span>bot <text:span text:style-name="T6">Bringup</text:span> Checklist</text:p>
      <text:p text:style-name="P2">Note: All code is in italics and enclosed in quotation marks, do not type the quotation marks.</text:p>
      <text:list xml:id="list209184828581030707" text:style-name="L1">
        <text:list-header>
          <text:p text:style-name="P5">Dependencies: ROS packages key_teleop(get it from GitHub) and Gmapping(get it from apt: “sudo apt-get install ros-indigo-slam-gmapping”</text:p>
        </text:list-header>
        <text:list-item>
          <text:p text:style-name="P6">Plug in the white Netgear router.</text:p>
        </text:list-item>
        <text:list-item>
          <text:p text:style-name="P6">Put fresh black NiMh Battery into slot on top of robot. </text:p>
        </text:list-item>
        <text:list-item>
          <text:p text:style-name="P6">Connect jumper that is tied on the thin white cable into the connector on the end of the cable. </text:p>
        </text:list-item>
        <text:list-item>
          <text:p text:style-name="P6">Connect the battery connector from the battery to the connector on the top of the robot. </text:p>
        </text:list-item>
        <text:list-item>
          <text:p text:style-name="P6">Connect the laptop to the network with the SSID “Robot”, the password is the standard password d******5.</text:p>
        </text:list-item>
        <text:list-item>
          <text:p text:style-name="P4">On the laptop, open a terminal and type in “<text:span text:style-name="T1">ssh </text:span><text:a xlink:type="simple" xlink:href="mailto:odroid@192.168.1.99" text:style-name="Internet_20_link"><text:span text:style-name="T1">odroid@192.168.1.99</text:span></text:a><text:span text:style-name="T1">” </text:span><text:span text:style-name="T3">The password is </text:span><text:span text:style-name="T5">[redacted]</text:span><text:span text:style-name="T3">. This is the robot terminal.</text:span></text:p>
        </text:list-item>
        <text:list-item>
          <text:p text:style-name="P8">In the robot terminal, run the command “cat ~/.bashrc” and verify that the line that starts with “export ROS_HOSTNAME=” <text:s/>has 192.168.1.99 as the address. Also verify that the line that starts with “export ROS_MASTER_URI=” has 192.168.1.99 as the address.</text:p>
        </text:list-item>
        <text:list-item>
          <text:p text:style-name="P8">Start the roscore by running the command “roscore &amp;” The &amp; symbol send the job to the background so the terminal can be used to start the robot. </text:p>
        </text:list-item>
        <text:list-item>
          <text:p text:style-name="P8">Wait 10-15 seconds until lines stop printing out on the screen then press enter and enter the command “clear”</text:p>
        </text:list-item>
        <text:list-item>
          <text:p text:style-name="P8"><text:s/>Press the circular ON button in the top middle of the iRobot Create. </text:p>
        </text:list-item>
        <text:list-item>
          <text:p text:style-name="P8"><text:s/>Run the command “roslaunch <text:span text:style-name="T7">harebot</text:span>_bringup <text:span text:style-name="T7">harebot</text:span>.launch” This command launches the robot. </text:p>
        </text:list-item>
        <text:list-item>
          <text:p text:style-name="P8"><text:s/>Open a new terminal in the laptop and run the command “rviz” This launches the ROS visualization software, allowing the viewing of the map and SLAM data. </text:p>
        </text:list-item>
        <text:list-item>
          <text:p text:style-name="P7"><text:span text:style-name="T2"><text:s/></text:span><text:span text:style-name="T4">In a new terminal run the command “rosrun key_teleop key_teleop.py key_vel:=/cmd_vel” This starts the teleoperation code and you can control the movement of the robot using the arrow keys from this terminal. </text:span></text:p>
        </text:list-item>
        <text:list-item>
          <text:p text:style-name="P10"><text:span text:style-name="T4">I</text:span><text:span text:style-name="T2">n a new terminal run the command “rosrun gmapping slam_gmapping” This starts the actual SLAM</text:span></text:p>
        </text:list-item>
        <text:list-item>
          <text:p text:style-name="P9">In RVIZ, click add in the left lower panel. Then add a map element. Press OK to add it to the map. </text:p>
          <text:p text:style-name="P11"><text:span text:style-name="T7">Hare</text:span>bot Shutdown Checklist</text:p>
        </text:list-item>
      </text:list>
      <text:p text:style-name="P3">1) Close any running processes by pressing Ctrl+C in the terminals. It may take up to 20 seconds for a process to shutdown.</text:p>
      <text:p text:style-name="P1"/>
      <text:p text:style-name="P3">2) Shutdown the Odroid by executing “sudo shutdown -h now” in the terminal. The sudo password is <text:span text:style-name="T8">[redacted]</text:span>.</text:p>
      <text:p text:style-name="P1"/>
      <text:p text:style-name="P1"><text:span text:style-name="T6">3) Power off the robot by disconnecting the battery connector from the black NiMh battery, and by disconnecting the jumper from the end of the white cable. 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Mono 10" svg:font-family="'LM Mono 10'" style:font-adornments="10 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de" style:family="paragraph" style:parent-style-name="Text_20_body">
      <style:text-properties style:font-name="LM Mono 10" fo:font-family="'LM Mono 10'" style:font-style-name="10 Regular" style:font-pitch="fixed" officeooo:rsid="001bf8e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16:56:04.251318994</meta:creation-date>
    <dc:date>2017-08-30T20:12:22.256025872</dc:date>
    <meta:editing-duration>PT20M19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2" meta:paragraph-count="22" meta:word-count="417" meta:character-count="2433" meta:non-whitespace-character-count="2037"/>
  </office:meta>
</office:document-meta>
</file>